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a1497" officeooo:paragraph-rsid="001a1497"/>
    </style:style>
    <style:style style:name="P2" style:family="paragraph" style:parent-style-name="Text_20_body">
      <style:text-properties officeooo:paragraph-rsid="001a1497"/>
    </style:style>
    <style:style style:name="T1" style:family="text">
      <style:text-properties officeooo:rsid="001a149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CA </text:p>
      <text:h text:style-name="P1" text:outline-level="1">Java Basic </text:h>
      <text:p text:style-name="P2"/>
      <text:p text:style-name="P2">An object is a runtime instance of a class in memory</text:p>
      <text:p text:style-name="P2"/>
      <text:p text:style-name="P2">You can even put two classes in the same fi le. When you do so, at most one of the classes</text:p>
      <text:p text:style-name="P2">in the fi le is allowed to be public. If you do have a public class, it needs to match the fi<text:span text:style-name="T1">le</text:span> name.</text:p>
      <text:p text:style-name="P2"/>
      <text:p text:style-name="P2">Package names are hierarchical like the mail as well. The postal service starts with the top level, looking at your country fi rst. You start reading a package name at the beginning too. If it begins with java or javax , this means it came with the JDK. If it starts with something else, it likely shows where it came from using the website name in reverse. From example, com.amazon.java8book tells us the code came from amazon.com.</text:p>
      <text:p text:style-name="P2"/>
      <text:p text:style-name="P2">It doesn’t import child packages, fields, or methods; it imports only classes. (Okay, it’s only classes for now, but there’s a special type of import called the “static import” that imports other types.</text:p>
      <text:p text:style-name="P2"/>
      <text:p text:style-name="P2">java.lang . This package is special in that it is automatically imported. Another case of redundancy involves importing a class that is in the same package as the class importing it. Java automatically looks in the current package for other class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7T19:08:54.129401812</meta:creation-date>
    <dc:date>2022-07-17T19:21:30.802030568</dc:date>
    <meta:editing-duration>PT2M25S</meta:editing-duration>
    <meta:editing-cycles>4</meta:editing-cycles>
    <meta:generator>LibreOffice/6.4.7.2$Linux_X86_64 LibreOffice_project/40$Build-2</meta:generator>
    <meta:document-statistic meta:table-count="0" meta:image-count="0" meta:object-count="0" meta:page-count="1" meta:paragraph-count="8" meta:word-count="209" meta:character-count="1141" meta:non-whitespace-character-count="938"/>
  </office:meta>
</office:document-meta>
</file>